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900000174C40CF3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158cm" svg:x="1cm" svg:y="1cm">
          <draw:image xlink:href="Pictures/10000000000003F900000174C40CF3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29T09:20:31</meta:creation-date>
    <dc:creator>Jussi Eloranta</dc:creator>
    <dc:date>2008-05-29T09:21:06</dc:date>
    <meta:editing-cycles>1</meta:editing-cycles>
    <meta:editing-duration>PT3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